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0538" officeooo:paragraph-rsid="00060538"/>
    </style:style>
    <style:style style:name="P2" style:family="paragraph" style:parent-style-name="Standard">
      <style:text-properties officeooo:rsid="00081afb" officeooo:paragraph-rsid="00081afb"/>
    </style:style>
    <style:style style:name="P3" style:family="paragraph" style:parent-style-name="Standard">
      <style:text-properties officeooo:rsid="000d902d" officeooo:paragraph-rsid="000d902d"/>
    </style:style>
    <style:style style:name="P4" style:family="paragraph" style:parent-style-name="Standard">
      <style:text-properties officeooo:rsid="000f225c" officeooo:paragraph-rsid="000f225c"/>
    </style:style>
    <style:style style:name="P5" style:family="paragraph" style:parent-style-name="Standard">
      <style:text-properties officeooo:rsid="001245ac" officeooo:paragraph-rsid="001245ac"/>
    </style:style>
    <style:style style:name="P6" style:family="paragraph" style:parent-style-name="Standard">
      <style:text-properties officeooo:rsid="0016575e" officeooo:paragraph-rsid="00165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aterial design lite</text:p>
      <text:p text:style-name="Standard"><text:a xlink:type="simple" xlink:href="https://getmdl.io/" text:style-name="Internet_20_link" text:visited-style-name="Visited_20_Internet_20_Link">https://getmdl.io/</text:a></text:p>
      <text:p text:style-name="Standard"/>
      <text:p text:style-name="P2">curso html hojas de estilo</text:p>
      <text:p text:style-name="Standard"><text:a xlink:type="simple" xlink:href="https://www.mclibre.org/consultar/htmlcss/" text:style-name="Internet_20_link" text:visited-style-name="Visited_20_Internet_20_Link">https://www.mclibre.org/consultar/htmlcss/</text:a></text:p>
      <text:p text:style-name="Standard"/>
      <text:p text:style-name="P3">recomendado</text:p>
      <text:p text:style-name="Standard"><text:a xlink:type="simple" xlink:href="https://webdesign.tutsplus.com/articles/the-truth-about-multiple-h1-tags-in-the-html5-era--webdesign-16824" text:style-name="Internet_20_link" text:visited-style-name="Visited_20_Internet_20_Link">https://webdesign.tutsplus.com/articles/the-truth-about-multiple-h1-tags-in-the-html5-era--webdesign-16824</text:a></text:p>
      <text:p text:style-name="Standard"/>
      <text:p text:style-name="Standard"/>
      <text:p text:style-name="P5">para gráfica</text:p>
      <text:p text:style-name="Standard"><text:a xlink:type="simple" xlink:href="https://inkscape.org/about/features/" text:style-name="Internet_20_link" text:visited-style-name="Visited_20_Internet_20_Link">https://inkscape.org/about/features/</text:a></text:p>
      <text:p text:style-name="Standard"/>
      <text:p text:style-name="P6">Imágenes gratis</text:p>
      <text:p text:style-name="P6"><text:a xlink:type="simple" xlink:href="https://openclipart.org/" text:style-name="Internet_20_link" text:visited-style-name="Visited_20_Internet_20_Link">https://openclipart.org/</text:a></text:p>
      <text:p text:style-name="P6"><text:a xlink:type="simple" xlink:href="https://publicdomainvectors.org/es/" text:style-name="Internet_20_link" text:visited-style-name="Visited_20_Internet_20_Link">https://publicdomainvectors.org/es/</text:a></text:p>
      <text:p text:style-name="Standard"/>
      <text:p text:style-name="P4">que es colgroup en una t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1:41:44.351101230</meta:creation-date>
    <dc:date>2020-01-06T12:14:40.089703673</dc:date>
    <meta:editing-duration>PT51M29S</meta:editing-duration>
    <meta:editing-cycles>7</meta:editing-cycles>
    <meta:generator>LibreOffice/6.2.8.2$MacOSX_X86_64 LibreOffice_project/f82ddfca21ebc1e222a662a32b25c0c9d20169ee</meta:generator>
    <meta:document-statistic meta:table-count="0" meta:image-count="0" meta:object-count="0" meta:page-count="1" meta:paragraph-count="12" meta:word-count="26" meta:character-count="373" meta:non-whitespace-character-count="360"/>
  </office:meta>
</office:document-meta>
</file>